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4339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2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urn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nel_switch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MML SW 1 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part of crossover between track 1 and 2 on left side of station</text:p>
          </table:table-cell>
          <table:table-cell office:value-type="string" calcext:value-type="string">
            <text:p>{STN_CD:MML;OnTrack:MNL;SwitchType:LH;RelatedSwitch:MML SW 5 LH;RelatedBlock:MML BLK 3 OS}</text:p>
          </table:table-cell>
        </table:table-row>
        <table:table-row table:style-name="ro1">
          <table:table-cell office:value-type="string" calcext:value-type="string">
            <text:p>MML SW 2 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point for Platform 1 and 2 on left side</text:p>
          </table:table-cell>
          <table:table-cell office:value-type="string" calcext:value-type="string">
            <text:p>{STN_CD:MML;OnTrack:MNL;SwitchType:LH;RelatedBlock:MML BLK 5 OS}</text:p>
          </table:table-cell>
        </table:table-row>
        <table:table-row table:style-name="ro1">
          <table:table-cell office:value-type="string" calcext:value-type="string">
            <text:p>MML SW 3 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point for Platform 1 and 2 on right side</text:p>
          </table:table-cell>
          <table:table-cell office:value-type="string" calcext:value-type="string">
            <text:p>{STN_CD:MML;OnTrack:MNL;SwitchType:RH;RelatedBlock:MML BLK 8 OS}</text:p>
          </table:table-cell>
        </table:table-row>
        <table:table-row table:style-name="ro1">
          <table:table-cell office:value-type="string" calcext:value-type="string">
            <text:p>MML SW 4 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part of crossover between track 1 and 2 on ride side of station</text:p>
          </table:table-cell>
          <table:table-cell office:value-type="string" calcext:value-type="string">
            <text:p>{STN_CD:MML;OnTrack:MNL;SwitchType:RH;RelatedBlock:MML BLK 10 OS;RelatedSwitch:MML SW 6 RH}</text:p>
          </table:table-cell>
        </table:table-row>
        <table:table-row table:style-name="ro1">
          <table:table-cell office:value-type="string" calcext:value-type="string">
            <text:p>MML SW 5 L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L Track 2 part of crossover between track 1 and 2 on the left side of station</text:p>
          </table:table-cell>
          <table:table-cell office:value-type="string" calcext:value-type="string">
            <text:p>{STN_CD:MML;OnTrack:MNL;SwitchType:LH;RelatedSwitch:MML SW 1 LH;RelatedBlock:MML BLK 15 OS}</text:p>
          </table:table-cell>
        </table:table-row>
        <table:table-row table:style-name="ro1">
          <table:table-cell office:value-type="string" calcext:value-type="string">
            <text:p>MML SW 6 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L Track 2 part of crossover between track 1 and 2 on ride side of station</text:p>
          </table:table-cell>
          <table:table-cell office:value-type="string" calcext:value-type="string">
            <text:p>{STN_CD:MML;OnTrack:MNL;SwitchType:RH;RelatedBlock:MML BLK 17 OS;RelatedSwitch:MML SW 4 RH}</text:p>
          </table:table-cell>
        </table:table-row>
      </table:table>
      <table:table table:name="blocks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nel_in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MML BL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first block on left side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3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Switch 1 </text:p>
          </table:table-cell>
          <table:table-cell office:value-type="string" calcext:value-type="string">
            <text:p>{STN_CD:MML;OnTrack:MNL;SensedObject:BlockOverSwitch;RelatedObject:MML SW 1 LH}</text:p>
          </table:table-cell>
        </table:table-row>
        <table:table-row table:style-name="ro1">
          <table:table-cell office:value-type="string" calcext:value-type="string">
            <text:p>MML BLK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5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Switch 2</text:p>
          </table:table-cell>
          <table:table-cell office:value-type="string" calcext:value-type="string">
            <text:p>{STN_CD:MML;OnTrack:MNL;SensedObject:BlockOverSwitch;RelatedObject:MML SW 2 LH}</text:p>
          </table:table-cell>
        </table:table-row>
        <table:table-row table:style-name="ro1">
          <table:table-cell office:value-type="string" calcext:value-type="string">
            <text:p>MML BLK 6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Loop Line Platform 1</text:p>
          </table:table-cell>
          <table:table-cell office:value-type="string" calcext:value-type="string">
            <text:p>{STN_CD:MML;OnTrack:LPL;SensedObject:Block;XTRA:Platform 1}</text:p>
          </table:table-cell>
        </table:table-row>
        <table:table-row table:style-name="ro1">
          <table:table-cell office:value-type="string" calcext:value-type="string">
            <text:p>MML BLK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Platform 2</text:p>
          </table:table-cell>
          <table:table-cell office:value-type="string" calcext:value-type="string">
            <text:p>{STN_CD:MML;OnTrack:MNL;SensedObject:Block;XTRA:Platform 2}</text:p>
          </table:table-cell>
        </table:table-row>
        <table:table-row table:style-name="ro1">
          <table:table-cell office:value-type="string" calcext:value-type="string">
            <text:p>MML BLK 8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Switch 3 </text:p>
          </table:table-cell>
          <table:table-cell office:value-type="string" calcext:value-type="string">
            <text:p>{STN_CD:MML;OnTrack:MNL;SensedObject:BlockOverSwitch;RelatedObject:MML SW 3 RH}</text:p>
          </table:table-cell>
        </table:table-row>
        <table:table-row table:style-name="ro1">
          <table:table-cell office:value-type="string" calcext:value-type="string">
            <text:p>MML BLK 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10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Switch 4</text:p>
          </table:table-cell>
          <table:table-cell office:value-type="string" calcext:value-type="string">
            <text:p>{STN_CD:MML;OnTrack:MNL;SensedObject:BlockOverSwitch;RelatedObject:MML SW 4 RH}</text:p>
          </table:table-cell>
        </table:table-row>
        <table:table-row table:style-name="ro1">
          <table:table-cell office:value-type="string" calcext:value-type="string">
            <text:p>MML BL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1 first block on right side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 first block on left side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15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 Switch 5</text:p>
          </table:table-cell>
          <table:table-cell office:value-type="string" calcext:value-type="string">
            <text:p>{STN_CD:MML;OnTrack:MNL;SensedObject:BlockOverSwitch;RelatedObject:MML SW 5 LH}</text:p>
          </table:table-cell>
        </table:table-row>
        <table:table-row table:style-name="ro1">
          <table:table-cell office:value-type="string" calcext:value-type="string">
            <text:p>MML BLK 16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 Platform 3</text:p>
          </table:table-cell>
          <table:table-cell office:value-type="string" calcext:value-type="string">
            <text:p>{STN_CD:MML;OnTrack:MNL;SensedObject:Block;XTRA:Platform 3}</text:p>
          </table:table-cell>
        </table:table-row>
        <table:table-row table:style-name="ro1">
          <table:table-cell office:value-type="string" calcext:value-type="string">
            <text:p>MML BLK 17 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 Switch 6</text:p>
          </table:table-cell>
          <table:table-cell office:value-type="string" calcext:value-type="string">
            <text:p>{STN_CD:MML;OnTrack:MNL;SensedObject:BlockOverSwitch;RelatedObject:MML SW 6 RH}</text:p>
          </table:table-cell>
        </table:table-row>
        <table:table-row table:style-name="ro1">
          <table:table-cell office:value-type="string" calcext:value-type="string">
            <text:p>MML BLK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</text:p>
          </table:table-cell>
          <table:table-cell office:value-type="string" calcext:value-type="string">
            <text:p>{STN_CD:MML;OnTrack:MNL;SensedObject:Block}</text:p>
          </table:table-cell>
        </table:table-row>
        <table:table-row table:style-name="ro1">
          <table:table-cell office:value-type="string" calcext:value-type="string">
            <text:p>MML BLK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L Track 2 first block on the right side</text:p>
          </table:table-cell>
          <table:table-cell office:value-type="string" calcext:value-type="string">
            <text:p>{STN_CD:MML;OnTrack:MNL;SensedObject:Block}</text:p>
          </table:table-cell>
        </table:table-row>
      </table:table>
      <table:table table:name="signal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4:13:42.867267308</meta:creation-date>
    <dc:date>2021-02-15T14:50:51.362056940</dc:date>
    <meta:editing-duration>PT15M8S</meta:editing-duration>
    <meta:editing-cycles>2</meta:editing-cycles>
    <meta:generator>LibreOffice/6.4.6.2$Linux_X86_64 LibreOffice_project/40$Build-2</meta:generator>
    <meta:document-statistic meta:table-count="3" meta:cell-count="108" meta:object-count="0"/>
  </office:meta>
</office:document-meta>
</file>